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Devanagari1" svg:font-family="'Noto Sans Devanagari'" style:font-family-generic="swiss"/>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text-properties officeooo:rsid="00105596" officeooo:paragraph-rsid="00105596"/>
    </style:style>
    <style:style style:name="P2" style:family="paragraph" style:parent-style-name="Standard">
      <style:text-properties officeooo:rsid="0012a2da" officeooo:paragraph-rsid="0012a2da"/>
    </style:style>
    <style:style style:name="P3" style:family="paragraph" style:parent-style-name="Standard">
      <style:text-properties officeooo:rsid="00137130" officeooo:paragraph-rsid="00137130"/>
    </style:style>
    <style:style style:name="P4" style:family="paragraph" style:parent-style-name="Standard">
      <style:text-properties officeooo:rsid="0016ae4d" officeooo:paragraph-rsid="0016ae4d"/>
    </style:style>
    <style:style style:name="P5" style:family="paragraph" style:parent-style-name="Standard">
      <style:text-properties officeooo:rsid="00183b26" officeooo:paragraph-rsid="00183b26"/>
    </style:style>
    <style:style style:name="P6" style:family="paragraph" style:parent-style-name="Standard">
      <style:text-properties officeooo:rsid="001dc069" officeooo:paragraph-rsid="001dc069"/>
    </style:style>
    <style:style style:name="P7" style:family="paragraph" style:parent-style-name="Standard">
      <style:text-properties officeooo:rsid="001dc069" officeooo:paragraph-rsid="00200053"/>
    </style:style>
    <style:style style:name="P8" style:family="paragraph" style:parent-style-name="Standard">
      <style:text-properties officeooo:rsid="00200053" officeooo:paragraph-rsid="00200053"/>
    </style:style>
    <style:style style:name="P9" style:family="paragraph" style:parent-style-name="Standard">
      <style:text-properties officeooo:rsid="0020bbdc" officeooo:paragraph-rsid="0020bbdc"/>
    </style:style>
    <style:style style:name="P10" style:family="paragraph" style:parent-style-name="Standard">
      <style:text-properties officeooo:rsid="00213192" officeooo:paragraph-rsid="00213192"/>
    </style:style>
    <style:style style:name="P11" style:family="paragraph" style:parent-style-name="Standard">
      <style:text-properties officeooo:rsid="002148f7" officeooo:paragraph-rsid="002148f7"/>
    </style:style>
    <style:style style:name="P12" style:family="paragraph" style:parent-style-name="Standard">
      <style:text-properties officeooo:rsid="0021dbce" officeooo:paragraph-rsid="0021dbce"/>
    </style:style>
    <style:style style:name="P13" style:family="paragraph" style:parent-style-name="Standard">
      <style:text-properties officeooo:rsid="00200053" officeooo:paragraph-rsid="00200053"/>
    </style:style>
    <style:style style:name="P14" style:family="paragraph" style:parent-style-name="Standard">
      <style:text-properties officeooo:rsid="0021dbce" officeooo:paragraph-rsid="00236915"/>
    </style:style>
    <style:style style:name="P15" style:family="paragraph" style:parent-style-name="Standard">
      <style:text-properties officeooo:rsid="0021dbce" officeooo:paragraph-rsid="00240c70"/>
    </style:style>
    <style:style style:name="P16" style:family="paragraph" style:parent-style-name="Standard">
      <style:text-properties officeooo:rsid="00240c70" officeooo:paragraph-rsid="00240c70"/>
    </style:style>
    <style:style style:name="P17" style:family="paragraph" style:parent-style-name="Standard">
      <style:text-properties officeooo:rsid="00259dfd" officeooo:paragraph-rsid="00259dfd"/>
    </style:style>
    <style:style style:name="P18" style:family="paragraph" style:parent-style-name="Standard">
      <style:text-properties officeooo:rsid="00277267" officeooo:paragraph-rsid="00277267"/>
    </style:style>
    <style:style style:name="T1" style:family="text">
      <style:text-properties officeooo:rsid="00113268"/>
    </style:style>
    <style:style style:name="T2" style:family="text">
      <style:text-properties officeooo:rsid="00137130"/>
    </style:style>
    <style:style style:name="T3" style:family="text">
      <style:text-properties officeooo:rsid="0013a41f"/>
    </style:style>
    <style:style style:name="T4" style:family="text">
      <style:text-properties officeooo:rsid="00183b26"/>
    </style:style>
    <style:style style:name="T5" style:family="text">
      <style:text-properties officeooo:rsid="001b91a3"/>
    </style:style>
    <style:style style:name="T6" style:family="text">
      <style:text-properties officeooo:rsid="001d3fdc"/>
    </style:style>
    <style:style style:name="T7" style:family="text">
      <style:text-properties officeooo:rsid="001eb1cd"/>
    </style:style>
    <style:style style:name="T8" style:family="text">
      <style:text-properties officeooo:rsid="00200053"/>
    </style:style>
    <style:style style:name="T9" style:family="text">
      <style:text-properties officeooo:rsid="00209454"/>
    </style:style>
    <style:style style:name="T10" style:family="text">
      <style:text-properties officeooo:rsid="0020bbdc"/>
    </style:style>
    <style:style style:name="T11" style:family="text">
      <style:text-properties officeooo:rsid="002148f7"/>
    </style:style>
    <style:style style:name="T12" style:family="text">
      <style:text-properties officeooo:rsid="00236915"/>
    </style:style>
    <style:style style:name="T13" style:family="text">
      <style:text-properties officeooo:rsid="00240c70"/>
    </style:style>
    <style:style style:name="T14" style:family="text">
      <style:text-properties officeooo:rsid="00277267"/>
    </style:style>
    <style:style style:name="T15" style:family="text">
      <style:text-properties style:text-underline-style="solid" style:text-underline-type="double" style:text-underline-width="auto" style:text-underline-color="font-color"/>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ject Overview: </text:p>
      <text:p text:style-name="P1"/>
      <text:p text:style-name="P1">This project is inspired from the Micromouse contests wherein a robot is put into a maze and is tasked with finding a way to the center in the shortest amount of time. <text:span text:style-name="T1">Since mice were a frequest subject of study in maze solving capabilities, the robots in the contest attempt to do the same task, the contest name is fitting. <text:s/>At first glance it may be difficult to see the connection between maze solving and more complex tasks but it is a good respresentation of more complex problems – an agent often needs to keep track of what it knows and make decisions to optimize for a certain goal. </text:span></text:p>
      <text:p text:style-name="P1"/>
      <text:p text:style-name="P2">Problem Statement: </text:p>
      <text:p text:style-name="P2"/>
      <text:p text:style-name="P2">A square maze of dimensions 12x12, 14x14 or 16x16 is to be defined for the robot to work with. The robot starts at the bottom left of the maze. All the walls of the maze are of the same length, and the robot movement is assumed to be perfect. The robot recieves sensor data from front, left and right sensors. <text:span text:style-name="T2">A turn consists of a rotation of either -90, 0, or 90 degrees and an integral movement in the range [-3, 3]. The robot is given two runs. The first is to explore the maze and the second is to get to the center in the shortest possible number of moves. </text:span></text:p>
      <text:p text:style-name="P2"/>
      <text:p text:style-name="P3">Metrics: </text:p>
      <text:p text:style-name="P3">The time a robot takes to complete its runs <text:span text:style-name="T3">is the metric. Time isn’t measured in seconds, but actions. The less actions the robot needs to complete the course, the better its time, the better its score. The first run is not as critical as the second run. The total score of the robot is the sum of the number of actions in the second run and one thirtieth of the number of actions in the first run. Of course, this is provided that the robot enters the maze center duing the second run, with the constraint that the robot is not allowed more than 1000 actions on either of the runs. </text:span></text:p>
      <text:p text:style-name="P3"/>
      <text:p text:style-name="P4">Data Exploration: </text:p>
      <text:p text:style-name="P4">Since the robot can see further than it can move, the robot can detail information about those nodes, despite not having visited them. For instance, if it is at the start square and sees 4 spaces forward, it can save this information by encoding ideas like: “The tiles at [0,0], [0, 1], [0,2], [0, 3] and [0, 4] are connected. It can be even more specific in the way of: “If I’m at [0,3] then moving north gets me to [0, 4], and likewise in the south direction for [0, 4]. </text:p>
      <text:p text:style-name="P4"><text:tab/>This approach is likely the most robust. If the robot builds a graph to model the maze, there are a variety of algorithms available to it to efficiently accomplish its goal. In graph terminology, vertices are connected to each other by edges. In our maze, the vertices would be the tiles themselves, and there would exist an edge between two tiles if the robot can move between them in a single step. Note: Not a single action, but a single step, <text:span text:style-name="T4">which can be defined as an action where the movement is in the range [-1, 1]. </text:span><text:s/>This limits each node to having a maximum of 4 edges. This was done to minimize the size of the graph <text:span text:style-name="T4">and to avoid storing redundant information. The robot creates the graph as it </text:span><text:soft-page-break/><text:span text:style-name="T4">explores the maze. The graph in turn is central to the robots decisions as to what it should do next. </text:span></text:p>
      <text:p text:style-name="P4"/>
      <text:p text:style-name="P5"><text:tab/>The following is a discussion of <text:span text:style-name="T5">how </text:span>the <text:span text:style-name="T5">structure of the </text:span>12x12 maze <text:span text:style-name="T5">drove me to build exploration algorithms that were better suited to it</text:span>. During the initial stages of the task, I did not think that the robot would attempt to exhaust the maze and visit every node – instead it seemed enough to visit a set threshold (say 75%) and then send the reset command to begin the second run. To ensure that the robot would explore the most important 75% of the maze before going on its second run, a metric was assigned to determine a square’s importance. The closer the square is, the more important it is. This seemed like a sound approach since the robot was then guaranteed to enter the maze center (one of the requirements) and it would explore much of the area around the center, potentially highlighting interesting avenues of exploration or shortcuts. </text:p>
      <text:p text:style-name="P5"><text:tab/>As the exploration algorithm was refined, I realized it would be a good idea to take a closer look at the maze itself. It was illuminating because in the 12x12 maze, the optimal path required the robot to visit the square at [11, 0], one of the 4 squares furthest from the center. The robot would never get there if it was only concerned with visiting only the 75% of tiles closest to the center. The robot <text:span text:style-name="T6">would </text:span>never even have a chance of visiting it. This helped me understand that <text:span text:style-name="T6">while squares near the center were more important in general, the outside squares at the edge of the maze deserve attention because exploring them can produce valuable information. </text:span>In a nutshell, we’d have to explore every single square to deterministically know the shortest path. <text:span text:style-name="T6">The algorithm focus now was to explore every square it could see. If the robot realized it was next to a tile that it didn’t know everything about, and the robot had the means to move to it, it would. The robot would only hunt squares closer to the center when it none of its immediate neighbors were undiscovered. But at every tile on its path to the square closer to the center, the robot would re-evaluate its location to see if it could go off the trail and explore an adjacent square that was not completely known. </text:span></text:p>
      <text:p text:style-name="P5"><text:tab/><text:span text:style-name="T6">The 12x12 maze itself is interesting in that there are several paths to the center that are close contenders for the shortest path. If the robot explore above the goal area, it will find a path approximately 30 steps, and the same thing happens if it explores below the goal area, there exists a path of around 30 steps. However, since the robot can make movements of up to 3, it can run the second path in just 17 moves, as opposed to the first path, which requires more time. It was this specific result that merited the decision to explore every square of the maze and to update the shortest path finding algorithm so that it could take into account that squares 3 steps apart could be linked by one move. </text:span></text:p>
      <text:p text:style-name="P5"/>
      <text:p text:style-name="P6">Algorithms and Techniques: </text:p>
      <text:p text:style-name="P6"><text:tab/>The base technique to record the maze was to build a graph with tiles as nodes of the graph and two tiles wre connected by an edge if they were adjacent and the robot could move from one to the other in a single action with a move of 1. As the robot saw more of the maze, the more it knew about the tiles. The robot updated its own location at the same time. </text:p>
      <text:p text:style-name="P6"><text:soft-page-break/><text:tab/>The base algorithm assigned the square of the euclidean distance from the center to each tile. This was its priority. The lower the value, the higher the priority. As such, the robot would make a breadth first search of the graph to find the tile with the highest priority that the robot knew how to get to. (Ie, was part of the graph) while at the same time, not being completely discovered. <text:span text:style-name="T7">One of the main issues with this is that at a particular node A, the robot would see an attractive node B on the other side of the maze. The robot would make the effort to move thre, but once there, the robot would then see a node adjacent to A and would make the exact same return trip back, expending potentially 20 moves to discover just 2 tiles. This back and forth action could be seen multiple times in the visualization. </text:span></text:p>
      <text:p text:style-name="P6"><text:tab/><text:span text:style-name="T7">To solve the above problem, I let the robot know it didn’t have to search the single best node – if there was another node that was also close to the center, but took less time to reach, (at least 6 steps less) then move towards the second node instead. This was effective to a point – it shaved off around 150 – 200 moves in the robot’s goal to explore the maze to completion in its first run. At this time, the visualization was sufficiently advanced that I had a robust view of the maze. The tiles were marked as: [?, /, X, +, O] to mark on a scale of 0 to 4 how much we knew about what existed in each of its 4 cardinal directions. The robot itself was represented by a block. It was easy to see the block move around the maze, and I realized it was still running the same path over and over again. To minimize the amount of time it spent on the same paths, I knew I had to use the full extent of its capability. If it could cover 3 tiles in one action it should. </text:span></text:p>
      <text:p text:style-name="P7"><text:tab/><text:span text:style-name="T8">Allowing the robot to skip over tiles when it could definitely helped. Everything moved much faster and the number of actions decreased. At the same time, it became apparent that the robot really should visit every node. This is when the “immediate node first” approach was implemented. The times dropped drastically and setting the route for the undiscovered tile closest to the center became a heuristic rather than the prime guiding factor. </text:span></text:p>
      <text:p text:style-name="P8"><text:tab/>The final improvement on the algo was to ensure that even though a sequence of steps may look shorter than another one (less single step actions) it could be longer if the robot is able to make many 3-step moves in the other path. Hence, the graph of the robot was significantly modified and processed at the end of the second run and an application of Dijkstra’s was used to find the shortest path from the start to the center with the robot’s ability to jump certain squares factored in. This was the final imporovement on the algorithm. </text:p>
      <text:p text:style-name="P7"/>
      <text:p text:style-name="P8">Benchmarking:</text:p>
      <text:p text:style-name="P8"/>
      <text:p text:style-name="P8">I came up with my own benchmarking metric. The second run was technically easy – all the robot had to do was figure out the shortest path from the start to the center and then take it. This run depended on the quality of the data collected in run 1. Hence, it depended solely on the robot’s ability to quickly explore the maze. <text:span text:style-name="T9">The faster the robot could fully discover the maze, the better. The number of actions to completely discover the maze was then chosen as the metric. A complementary metric was to know what percent of the maze had been discovered by each step. Since there are 4 sides to every tile, and the number of tiles in the maze were know, it was easy to calculate the percentage of known </text:span><text:soft-page-break/><text:span text:style-name="T9">tiles. We’d iterate through our graph and add up the number of edges known for each tile. We could now create a graph detailing the rate at which the robot was discovering the maze. In most of our early algorithms, it started off strong, discovering much of the maze in its first few moves. However, once a significant portion of the maze was discovered, it would plateau or even stall because it would make lots of back and forth traversals to get to points that were across the <text:s/>graph but marginally better in terms of distance to the center. The graphs would rise again near the end when the robot neared completion because it could clear small clusters relatively quickly. </text:span></text:p>
      <text:p text:style-name="P8"><text:tab/><text:span text:style-name="T10">Once the decision was made to introduce checking of immediate squares, the robot enjoyed a much more linear growth which is the best case scenario. </text:span></text:p>
      <text:p text:style-name="P8"/>
      <text:p text:style-name="P9">Data Preprocessing: <text:line-break/><text:line-break/>Since the maze, robot and goals are all well defined, there was no preprocessing. Nothing had to be formatted, the sensor values are given to the robot to work with. It may be worthwhile to indicate that the sensor data required basic preprocessing to turn into a cardinal view of the graph instead of one dependent on the robot’s orienation. </text:p>
      <text:p text:style-name="P9"/>
      <text:p text:style-name="P10">Implementation: </text:p>
      <text:p text:style-name="P10"/>
      <text:p text:style-name="P10">The implementation arose in a very unrefined manner. Not much planning was done for the future. Instead, quick results were prioritized over long term stability. Awkward functions were introduced and whole functions were copied and pasted to accommodate an extra feature into a completely new function. Despite all this the software felt robust in most situations. The graph itself was controlled by the MazeGraph class. This kept a large dictionary of tile data with the keys being a tuple of the location of the tile. The data of each tile included its distance from the center, transition dictionaries to other tiles and whether the knew how to reach the tile. Since the MazeGraph interfaced with the data, it acted as a driver for accessing, manipulating and using the data. It also achieved more complex tasks such as finding the directions a robot should take to get to a given tile, given the robot’s current location. The robot class itself also took on many responsibilities for graph processing but only in the second run. The robot would take the maze from MazeGraph and expand it considerably to find the shortest path. The robot essentially ran in two different modes for the exploration and performance runs. </text:p>
      <text:p text:style-name="P10"/>
      <text:p text:style-name="P10">Refinement: </text:p>
      <text:p text:style-name="P10"/>
      <text:p text:style-name="P10">Short descriptions on the algos: </text:p>
      <text:p text:style-name="P10">base: explore node closest to center next. </text:p>
      <text:p text:style-name="P10">Algo v2: determine two nodes closest to center. Explore second closest if directions to it are significantly smaller. </text:p>
      <text:p text:style-name="P10">Algo v3: Allow robot to <text:span text:style-name="T11">take jumps when possible to cover longer routes with 3 or two steps per action instead of just 1. </text:span></text:p>
      <text:p text:style-name="P11"><text:soft-page-break/>Algo v4: Robot now explores immediate nodes first above all else, then plans to explore nodes closest to center. </text:p>
      <text:p text:style-name="P11"/>
      <text:p text:style-name="P12">The following table describes the number of steps the robot took in each of the algorithms to fully explore the maze. </text:p>
      <text:p text:style-name="P12"/>
      <text:p text:style-name="P12">TODO PUT TABLE HERE</text:p>
      <text:p text:style-name="P12"/>
      <text:p text:style-name="P14">Model <text:span text:style-name="T12">Evaluation and Validation</text:span></text:p>
      <text:p text:style-name="P14"><text:span text:style-name="T12">This is one of the areas that is interesting. The model to describe the maze isn’t a heuristic or falliable – the model is perfect. The graph that describes the maze is perfect because the graph itself is complete since the robot visits every node. The reason we can achieve this perfection is because the problem is so simplified. With only 144 to 256 tiles, we can create a perfect representation of the maze in terms of what we can do at any given square, and what is likely the best course of action. There is no point in validating the model since if the model was incorrect, then it was incorrect because the algorithm to create it had a bug. <text:s/>The validation is a trivial task – you would calcluate the value for each node on the graph the robot produces that would be the tile value. The tile value is what the corresponding number should be in each of the test_maze files. This is how you know you have a perfect model. </text:span></text:p>
      <text:p text:style-name="P15"><text:tab/><text:span text:style-name="T12">This is also where the project starts entering shaky ground – not much mahcine learning is going on here. There is a high amount of determinism and a low amount of heuristics which doesn’t lend itself very well to machine learning. In fact, no machine learning algorithms were even used. While some methods such as Q-Learning could be useful, they would require many iterations of a run through the maze – which we don’t have time for. Even if there was a restriction on memory, the entire graph of the 16x16 maze can be stored in a tiny amount of memory – just 128 bytes! (Since a byte has 8 bits, and we need only 4 to describe a tile, we can squeeze the info of 256 tiles into 128) If the scope of the problem was larger, or was in a potentially continuous domain then perhaps a machine learning algorithm would be useful. </text:span></text:p>
      <text:p text:style-name="P15"/>
      <text:p text:style-name="P15"><text:span text:style-name="T13">Justification:</text:span></text:p>
      <text:p text:style-name="P15"/>
      <text:p text:style-name="P15"><text:span text:style-name="T13">If the robot sees the square itself, then it is guaranteed to know 2 of its 4 directions. If the robot sees it from the other axis, the robot knows everything about the node without ever having to visit it. Therefore, the robot might not need to even visit all the nodes. But, if the robot does visit the node after having seen it, it’s guaranteed to have fully explored it. It’s hard to describe the least amount of time a robot would need to complete the exploration because it could be less than the number of tiles in the maze. Our final solution is significant in that the robot on average doesn’t visit a square more than once, which is true across the 3 mazes. Since the run times are less than double the number of tiles in each maze, it makes sense that the robot manages to avoid visiting the same tile twice – visiting it again doesn’t yield any new information. </text:span></text:p>
      <text:p text:style-name="P15"/>
      <text:p text:style-name="P15"/>
      <text:p text:style-name="P16"><text:soft-page-break/>Reflection: </text:p>
      <text:p text:style-name="P17"><text:tab/>One of the main challenges I had with this problem was getting over my tendency to overcomplicate the problem itself. For instance, I created a new metric to determine which squares were more useful to explore, when in reality, each of the squares was important to explore. </text:p>
      <text:p text:style-name="P17"><text:tab/>Another issue I had was when I tried to figure out what was the cut off point for exploring the maze? If we’ve explored 50%, are we happy with that? Do we start the second run? What about 70%? What about 90%? Determining this value becomes an interesting exercise, and you can run tons of simulations to determine which was the best number that yielded the right results. But with only 3 data points, this meant overfitting was a guaranteed problem. Once it was realized that every 30 moves the robot made in the exploration would increase its score by 1, and that the amount of information gain per 30 moves was very high, it became a no brainer that it was pointless to leave the maze not fully explored. Every new point we discover could get us a better path that saves us potentially two steps from the other ones. And if we’re going to lose the opportunity to discover this information because we’re concerned about saving 30 moves, then that risk is just way too high. Hence, it was decided that since we can explore the maze to completion in a short time, we should. At which point, deciding how much of the maze to explore became a value that should be learned, but simply a requirement – the robot must explore the entire maze before starting run 2. </text:p>
      <text:p text:style-name="P17"><text:tab/>The last issue I had with the project was a <text:span text:style-name="T14">feeling of bloat. As I played with new ideas, I didn’t quite use git to its full effectiveness, meaning that in the robot file, the number of lines in the file grew to over 1000, but if I were to clean out the file by deleting all the functions I no longer use, modifying the types of some variables and using more pythonic constructions, the number of lines can likely be reduced to a third of what it is right now. </text:span></text:p>
      <text:p text:style-name="P17"/>
      <text:p text:style-name="P18">Improvement: </text:p>
      <text:p text:style-name="P18"/>
      <text:p text:style-name="P18">Extending this to the continuous domain requires a large amount of software that interfaces with the world. This would include getting accurate readings from sensors, executing turns and moves that ensure the robot is close to the center of each tile at the beginnning and end of each move, etc. For instance, if my robot moves to the center of the next tile, but is a milimeter off, and is a milimeter off on every move, eventually the sensors will give values that the robot can’t decide between – why is the distance in between two set distances? There would have to be a fair amount of error detection or adjustment. Sensors would have to be correctly interpreted for the robot to learn that it is moving a little too far every time, or is turning 1 less degree than it should, etc. This process involves more machine learning than the algorithm to solve the maze itself. Once the robot has discovered its misalignment, how would it fix itslef? Hardware does have limits. You can calculate how many centimeters a robot would move on one turn of the motor, but after 1000 turns, will it still be accurate to the milimeter? These are things that need to be accounted for. </text:p>
      <text:p text:style-name="P18"><text:soft-page-break/><text:tab/>If the walls are still unit length, then I don’t see why the robot could not solve the physical maze. Unless the maze walls became curved, the robot can still use the graph model as described in the current algorithm. </text:p>
      <text:p text:style-name="P16"/>
      <text:p text:style-name="P14"/>
      <text:p text:style-name="P14"><text:s/></text:p>
      <text:p text:style-name="P5"/>
      <text:p text:style-name="P6">Exploratory Visualization – TODO</text:p>
      <text:p text:style-name="P6"/>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Devanagari1" svg:font-family="'Noto Sans Devanagari'" style:font-family-generic="swiss"/>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DejaVu Serif" fo:font-size="12pt" fo:language="en" fo:country="US" style:letter-kerning="true" style:font-name-asian="DejaVu Sans1"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DejaVu Serif" fo:font-size="12pt" fo:language="en" fo:country="US" style:letter-kerning="true" style:font-name-asian="DejaVu Sans1"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DejaVu Sans" fo:font-family="'DejaVu Sans'" style:font-family-generic="swiss" style:font-pitch="variable" fo:font-size="14pt" style:font-name-asian="DejaVu Sans1" style:font-family-asian="'DejaVu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30T21:57:13.597907727</meta:creation-date>
    <dc:date>2017-12-01T15:39:34.871453298</dc:date>
    <meta:editing-duration>PT33M7S</meta:editing-duration>
    <meta:editing-cycles>5</meta:editing-cycles>
    <meta:generator>LibreOffice/5.3.7.2.0$Linux_X86_64 LibreOffice_project/30m0$Build-2</meta:generator>
    <meta:document-statistic meta:table-count="0" meta:image-count="0" meta:object-count="0" meta:page-count="7" meta:paragraph-count="46" meta:word-count="3448" meta:character-count="18949" meta:non-whitespace-character-count="15469"/>
  </office:meta>
</office:document-meta>
</file>